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46in"/>
    </style:style>
    <style:style style:name="co2" style:family="table-column">
      <style:table-column-properties fo:break-before="auto" style:column-width="1.1307in"/>
    </style:style>
    <style:style style:name="co3" style:family="table-column">
      <style:table-column-properties fo:break-before="auto" style:column-width="1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ature_name </text:p>
          </table:table-cell>
          <table:table-cell office:value-type="string" calcext:value-type="string">
            <text:p>mean_neg</text:p>
          </table:table-cell>
          <table:table-cell office:value-type="string" calcext:value-type="string">
            <text:p>median_neg</text:p>
          </table:table-cell>
          <table:table-cell office:value-type="string" calcext:value-type="string">
            <text:p>std_neg</text:p>
          </table:table-cell>
          <table:table-cell office:value-type="string" calcext:value-type="string">
            <text:p>mean_neutral</text:p>
          </table:table-cell>
          <table:table-cell office:value-type="string" calcext:value-type="string">
            <text:p>median_neutral</text:p>
          </table:table-cell>
          <table:table-cell office:value-type="string" calcext:value-type="string">
            <text:p>std_neutral</text:p>
          </table:table-cell>
          <table:table-cell office:value-type="string" calcext:value-type="string">
            <text:p>mean_pos</text:p>
          </table:table-cell>
          <table:table-cell office:value-type="string" calcext:value-type="string">
            <text:p>median_pos</text:p>
          </table:table-cell>
          <table:table-cell office:value-type="string" calcext:value-type="string">
            <text:p>std_pos</text:p>
          </table:table-cell>
        </table:table-row>
        <table:table-row table:style-name="ro1">
          <table:table-cell office:value-type="string" calcext:value-type="string">
            <text:p>mouth_open</text:p>
          </table:table-cell>
          <table:table-cell office:value-type="float" office:value="114.159210582" calcext:value-type="float">
            <text:p>114.159210582</text:p>
          </table:table-cell>
          <table:table-cell office:value-type="float" office:value="105.297536733" calcext:value-type="float">
            <text:p>105.297536733</text:p>
          </table:table-cell>
          <table:table-cell office:value-type="float" office:value="47.9977275796" calcext:value-type="float">
            <text:p>47.9977275796</text:p>
          </table:table-cell>
          <table:table-cell office:value-type="float" office:value="134.781714393" calcext:value-type="float">
            <text:p>134.781714393</text:p>
          </table:table-cell>
          <table:table-cell office:value-type="float" office:value="125.181372549" calcext:value-type="float">
            <text:p>125.181372549</text:p>
          </table:table-cell>
          <table:table-cell office:value-type="float" office:value="62.8046034602" calcext:value-type="float">
            <text:p>62.8046034602</text:p>
          </table:table-cell>
          <table:table-cell office:value-type="float" office:value="138.223543491" calcext:value-type="float">
            <text:p>138.223543491</text:p>
          </table:table-cell>
          <table:table-cell office:value-type="float" office:value="129.786363636" calcext:value-type="float">
            <text:p>129.786363636</text:p>
          </table:table-cell>
          <table:table-cell office:value-type="float" office:value="62.2622024005" calcext:value-type="float">
            <text:p>62.2622024005</text:p>
          </table:table-cell>
        </table:table-row>
        <table:table-row table:style-name="ro1">
          <table:table-cell office:value-type="string" calcext:value-type="string">
            <text:p>smile_level</text:p>
          </table:table-cell>
          <table:table-cell office:value-type="float" office:value="16.6267396671" calcext:value-type="float">
            <text:p>16.6267396671</text:p>
          </table:table-cell>
          <table:table-cell office:value-type="float" office:value="10.370967742" calcext:value-type="float">
            <text:p>10.370967742</text:p>
          </table:table-cell>
          <table:table-cell office:value-type="float" office:value="17.4276427225" calcext:value-type="float">
            <text:p>17.4276427225</text:p>
          </table:table-cell>
          <table:table-cell office:value-type="float" office:value="18.8199177626" calcext:value-type="float">
            <text:p>18.8199177626</text:p>
          </table:table-cell>
          <table:table-cell office:value-type="float" office:value="11.6955733443" calcext:value-type="float">
            <text:p>11.6955733443</text:p>
          </table:table-cell>
          <table:table-cell office:value-type="float" office:value="20.2555756551" calcext:value-type="float">
            <text:p>20.2555756551</text:p>
          </table:table-cell>
          <table:table-cell office:value-type="float" office:value="18.6873589274" calcext:value-type="float">
            <text:p>18.6873589274</text:p>
          </table:table-cell>
          <table:table-cell office:value-type="float" office:value="6.34848484848" calcext:value-type="float">
            <text:p>6.3484848485</text:p>
          </table:table-cell>
          <table:table-cell office:value-type="float" office:value="21.4802324126" calcext:value-type="float">
            <text:p>21.480232412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-33.2856021613" calcext:value-type="float">
            <text:p>-33.2856021613</text:p>
          </table:table-cell>
          <table:table-cell office:value-type="float" office:value="-32.4686627907" calcext:value-type="float">
            <text:p>-32.4686627907</text:p>
          </table:table-cell>
          <table:table-cell office:value-type="float" office:value="7.14845434706" calcext:value-type="float">
            <text:p>7.1484543471</text:p>
          </table:table-cell>
          <table:table-cell office:value-type="float" office:value="-35.4834102503" calcext:value-type="float">
            <text:p>-35.4834102503</text:p>
          </table:table-cell>
          <table:table-cell office:value-type="float" office:value="-35.5607868292" calcext:value-type="float">
            <text:p>-35.5607868292</text:p>
          </table:table-cell>
          <table:table-cell office:value-type="float" office:value="5.5705820187" calcext:value-type="float">
            <text:p>5.5705820187</text:p>
          </table:table-cell>
          <table:table-cell office:value-type="float" office:value="-34.5255706709" calcext:value-type="float">
            <text:p>-34.5255706709</text:p>
          </table:table-cell>
          <table:table-cell office:value-type="float" office:value="-33.5814887247" calcext:value-type="float">
            <text:p>-33.5814887247</text:p>
          </table:table-cell>
          <table:table-cell office:value-type="float" office:value="6.42273843001" calcext:value-type="float">
            <text:p>6.42273843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182.781711336" calcext:value-type="float">
            <text:p>182.781711336</text:p>
          </table:table-cell>
          <table:table-cell office:value-type="float" office:value="181.547202797" calcext:value-type="float">
            <text:p>181.547202797</text:p>
          </table:table-cell>
          <table:table-cell office:value-type="float" office:value="49.3524332633" calcext:value-type="float">
            <text:p>49.3524332633</text:p>
          </table:table-cell>
          <table:table-cell office:value-type="float" office:value="181.575331152" calcext:value-type="float">
            <text:p>181.575331152</text:p>
          </table:table-cell>
          <table:table-cell office:value-type="float" office:value="179.340080556" calcext:value-type="float">
            <text:p>179.340080556</text:p>
          </table:table-cell>
          <table:table-cell office:value-type="float" office:value="52.5836474131" calcext:value-type="float">
            <text:p>52.5836474131</text:p>
          </table:table-cell>
          <table:table-cell office:value-type="float" office:value="190.352506431" calcext:value-type="float">
            <text:p>190.352506431</text:p>
          </table:table-cell>
          <table:table-cell office:value-type="float" office:value="189.989473684" calcext:value-type="float">
            <text:p>189.989473684</text:p>
          </table:table-cell>
          <table:table-cell office:value-type="float" office:value="57.1314838383" calcext:value-type="float">
            <text:p>57.1314838383</text:p>
          </table:table-cell>
        </table:table-row>
        <table:table-row table:style-name="ro1">
          <table:table-cell office:value-type="string" calcext:value-type="string">
            <text:p>naq</text:p>
          </table:table-cell>
          <table:table-cell office:value-type="float" office:value="0.12662599622" calcext:value-type="float">
            <text:p>0.1266259962</text:p>
          </table:table-cell>
          <table:table-cell office:value-type="float" office:value="0.1273002973" calcext:value-type="float">
            <text:p>0.1273002973</text:p>
          </table:table-cell>
          <table:table-cell office:value-type="float" office:value="0.0337036098269" calcext:value-type="float">
            <text:p>0.0337036098</text:p>
          </table:table-cell>
          <table:table-cell office:value-type="float" office:value="0.146717109915" calcext:value-type="float">
            <text:p>0.1467171099</text:p>
          </table:table-cell>
          <table:table-cell office:value-type="float" office:value="0.1458568375" calcext:value-type="float">
            <text:p>0.1458568375</text:p>
          </table:table-cell>
          <table:table-cell office:value-type="float" office:value="0.045402865404" calcext:value-type="float">
            <text:p>0.0454028654</text:p>
          </table:table-cell>
          <table:table-cell office:value-type="float" office:value="0.148368989718" calcext:value-type="float">
            <text:p>0.1483689897</text:p>
          </table:table-cell>
          <table:table-cell office:value-type="float" office:value="0.1501200442" calcext:value-type="float">
            <text:p>0.1501200442</text:p>
          </table:table-cell>
          <table:table-cell office:value-type="float" office:value="0.0437494255297" calcext:value-type="float">
            <text:p>0.0437494255</text:p>
          </table:table-cell>
        </table:table-row>
        <table:table-row table:style-name="ro1">
          <table:table-cell office:value-type="string" calcext:value-type="string">
            <text:p>face_up_down</text:p>
          </table:table-cell>
          <table:table-cell office:value-type="float" office:value="5.15425079948" calcext:value-type="float">
            <text:p>5.1542507995</text:p>
          </table:table-cell>
          <table:table-cell office:value-type="float" office:value="4.22069964349" calcext:value-type="float">
            <text:p>4.2206996435</text:p>
          </table:table-cell>
          <table:table-cell office:value-type="float" office:value="8.86304757541" calcext:value-type="float">
            <text:p>8.8630475754</text:p>
          </table:table-cell>
          <table:table-cell office:value-type="float" office:value="4.99621639675" calcext:value-type="float">
            <text:p>4.9962163968</text:p>
          </table:table-cell>
          <table:table-cell office:value-type="float" office:value="5.78043478261" calcext:value-type="float">
            <text:p>5.7804347826</text:p>
          </table:table-cell>
          <table:table-cell office:value-type="float" office:value="8.96326660281" calcext:value-type="float">
            <text:p>8.9632666028</text:p>
          </table:table-cell>
          <table:table-cell office:value-type="float" office:value="4.62930737113" calcext:value-type="float">
            <text:p>4.6293073711</text:p>
          </table:table-cell>
          <table:table-cell office:value-type="float" office:value="3.88990825688" calcext:value-type="float">
            <text:p>3.8899082569</text:p>
          </table:table-cell>
          <table:table-cell office:value-type="float" office:value="9.17178909358" calcext:value-type="float">
            <text:p>9.1717890936</text:p>
          </table:table-cell>
        </table:table-row>
        <table:table-row table:style-name="ro1">
          <table:table-cell office:value-type="string" calcext:value-type="string">
            <text:p>right_eye_open</text:p>
          </table:table-cell>
          <table:table-cell office:value-type="float" office:value="304.538557857" calcext:value-type="float">
            <text:p>304.538557857</text:p>
          </table:table-cell>
          <table:table-cell office:value-type="float" office:value="297.536262893" calcext:value-type="float">
            <text:p>297.536262893</text:p>
          </table:table-cell>
          <table:table-cell office:value-type="float" office:value="70.3992461279" calcext:value-type="float">
            <text:p>70.3992461279</text:p>
          </table:table-cell>
          <table:table-cell office:value-type="float" office:value="312.565552244" calcext:value-type="float">
            <text:p>312.565552244</text:p>
          </table:table-cell>
          <table:table-cell office:value-type="float" office:value="315.25341615" calcext:value-type="float">
            <text:p>315.25341615</text:p>
          </table:table-cell>
          <table:table-cell office:value-type="float" office:value="76.6613865528" calcext:value-type="float">
            <text:p>76.6613865528</text:p>
          </table:table-cell>
          <table:table-cell office:value-type="float" office:value="327.922000675" calcext:value-type="float">
            <text:p>327.922000675</text:p>
          </table:table-cell>
          <table:table-cell office:value-type="float" office:value="315.010638298" calcext:value-type="float">
            <text:p>315.010638298</text:p>
          </table:table-cell>
          <table:table-cell office:value-type="float" office:value="75.4039415391" calcext:value-type="float">
            <text:p>75.4039415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0T16:36:30.692186437</dc:date>
    <meta:document-statistic meta:table-count="1" meta:cell-count="80" meta:object-count="0"/>
    <meta:generator>LibreOffice/4.2.8.2$Linux_X86_64 LibreOffice_project/420m0$Build-2</meta:generator>
  </office:meta>
</office:document-meta>
</file>